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style:font-family-generic="roman"/>
    <style:font-face style:name="Liberation Mono" svg:font-family="'Liberation Mono'" style:font-family-generic="roman"/>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efdbd" officeooo:paragraph-rsid="00353e4a"/>
    </style:style>
    <style:style style:name="P2" style:family="paragraph" style:parent-style-name="Standard">
      <style:text-properties officeooo:rsid="0030d1c2" officeooo:paragraph-rsid="00353e4a"/>
    </style:style>
    <style:style style:name="P3" style:family="paragraph" style:parent-style-name="Standard">
      <style:text-properties officeooo:rsid="003e1416" officeooo:paragraph-rsid="003e1416"/>
    </style:style>
    <style:style style:name="P4" style:family="paragraph" style:parent-style-name="Standard">
      <style:text-properties officeooo:rsid="003f0a79" officeooo:paragraph-rsid="003f0a79"/>
    </style:style>
    <style:style style:name="P5" style:family="paragraph" style:parent-style-name="Standard">
      <style:text-properties officeooo:rsid="003f0a79" officeooo:paragraph-rsid="00752dac"/>
    </style:style>
    <style:style style:name="P6" style:family="paragraph" style:parent-style-name="Standard">
      <style:text-properties officeooo:rsid="0041997d" officeooo:paragraph-rsid="0041997d"/>
    </style:style>
    <style:style style:name="P7" style:family="paragraph" style:parent-style-name="Standard">
      <style:text-properties officeooo:rsid="006c2df4" officeooo:paragraph-rsid="006c2df4"/>
    </style:style>
    <style:style style:name="P8" style:family="paragraph" style:parent-style-name="Standard">
      <style:text-properties officeooo:rsid="006e9504" officeooo:paragraph-rsid="006e9504"/>
    </style:style>
    <style:style style:name="P9" style:family="paragraph" style:parent-style-name="Standard">
      <style:text-properties officeooo:rsid="00716650" officeooo:paragraph-rsid="00716650"/>
    </style:style>
    <style:style style:name="P10" style:family="paragraph" style:parent-style-name="Standard">
      <style:text-properties officeooo:rsid="0044e8ee" officeooo:paragraph-rsid="00734149"/>
    </style:style>
    <style:style style:name="P11" style:family="paragraph" style:parent-style-name="Standard">
      <style:text-properties officeooo:rsid="00734149" officeooo:paragraph-rsid="00734149"/>
    </style:style>
    <style:style style:name="P12" style:family="paragraph" style:parent-style-name="Standard">
      <style:text-properties officeooo:rsid="00752dac" officeooo:paragraph-rsid="00752dac"/>
    </style:style>
    <style:style style:name="P13" style:family="paragraph" style:parent-style-name="Standard">
      <style:text-properties officeooo:rsid="004b2e3c" officeooo:paragraph-rsid="00752dac"/>
    </style:style>
    <style:style style:name="P14" style:family="paragraph" style:parent-style-name="Standard">
      <style:text-properties officeooo:rsid="007716c7" officeooo:paragraph-rsid="007716c7"/>
    </style:style>
    <style:style style:name="P15" style:family="paragraph" style:parent-style-name="Standard">
      <style:text-properties officeooo:rsid="00493537" officeooo:paragraph-rsid="00493537"/>
    </style:style>
    <style:style style:name="P16" style:family="paragraph" style:parent-style-name="Standard">
      <style:text-properties officeooo:rsid="0077da6c" officeooo:paragraph-rsid="0077da6c"/>
    </style:style>
    <style:style style:name="P17" style:family="paragraph" style:parent-style-name="Standard">
      <style:text-properties officeooo:rsid="00783fd5" officeooo:paragraph-rsid="00783fd5"/>
    </style:style>
    <style:style style:name="P18" style:family="paragraph" style:parent-style-name="Standard">
      <style:text-properties officeooo:rsid="00796e93" officeooo:paragraph-rsid="00796e93"/>
    </style:style>
    <style:style style:name="P19" style:family="paragraph" style:parent-style-name="Standard">
      <style:text-properties officeooo:rsid="00798fb9" officeooo:paragraph-rsid="00798fb9"/>
    </style:style>
    <style:style style:name="P20" style:family="paragraph" style:parent-style-name="Heading_20_1">
      <style:text-properties officeooo:paragraph-rsid="00798fb9"/>
    </style:style>
    <style:style style:name="P21" style:family="paragraph" style:parent-style-name="Heading_20_1">
      <style:text-properties fo:font-weight="normal" officeooo:paragraph-rsid="007e56ec" style:font-weight-asian="normal" style:font-weight-complex="normal"/>
    </style:style>
    <style:style style:name="P22" style:family="paragraph" style:parent-style-name="Standard" style:list-style-name="L1">
      <style:text-properties officeooo:rsid="006e073d" officeooo:paragraph-rsid="006e073d"/>
    </style:style>
    <style:style style:name="P23" style:family="paragraph" style:parent-style-name="Standard">
      <style:text-properties officeooo:rsid="006e9504" officeooo:paragraph-rsid="00353e4a"/>
    </style:style>
    <style:style style:name="P24" style:family="paragraph" style:parent-style-name="Standard">
      <style:text-properties officeooo:rsid="0046ccef" officeooo:paragraph-rsid="00734149"/>
    </style:style>
    <style:style style:name="P25" style:family="paragraph" style:parent-style-name="Standard">
      <style:text-properties officeooo:rsid="00752dac" officeooo:paragraph-rsid="00752dac"/>
    </style:style>
    <style:style style:name="P26" style:family="paragraph" style:parent-style-name="Standard">
      <style:text-properties style:font-name="Minion Pro1" officeooo:rsid="001bfcd1" officeooo:paragraph-rsid="006045ff"/>
    </style:style>
    <style:style style:name="P27" style:family="paragraph" style:parent-style-name="Standard">
      <style:text-properties style:font-name="Minion Pro1" officeooo:rsid="001bfcd1" officeooo:paragraph-rsid="001bfcd1"/>
    </style:style>
    <style:style style:name="P28" style:family="paragraph" style:parent-style-name="Standard">
      <style:text-properties style:font-name="Minion Pro1" officeooo:rsid="001bfcd1" officeooo:paragraph-rsid="00204d4c"/>
    </style:style>
    <style:style style:name="P29" style:family="paragraph" style:parent-style-name="Standard">
      <style:text-properties style:font-name="Minion Pro1" officeooo:rsid="00204d4c" officeooo:paragraph-rsid="00204d4c"/>
    </style:style>
    <style:style style:name="P30" style:family="paragraph" style:parent-style-name="Standard">
      <style:text-properties style:font-name="Minion Pro1" officeooo:rsid="0021ecdc" officeooo:paragraph-rsid="0021ecdc"/>
    </style:style>
    <style:style style:name="P31" style:family="paragraph" style:parent-style-name="Standard">
      <style:text-properties style:font-name="Minion Pro1" officeooo:rsid="006c2df4" officeooo:paragraph-rsid="006c2df4"/>
    </style:style>
    <style:style style:name="P32" style:family="paragraph" style:parent-style-name="Standard">
      <style:text-properties style:font-name="Minion Pro1" officeooo:paragraph-rsid="0018071f"/>
    </style:style>
    <style:style style:name="P33" style:family="paragraph" style:parent-style-name="Contents_20_1">
      <style:text-properties style:font-name="Minion Pro1"/>
    </style:style>
    <style:style style:name="T1" style:family="text">
      <style:text-properties fo:color="#000000" style:font-name="Helvetica" fo:font-size="12pt" style:font-size-asian="12pt"/>
    </style:style>
    <style:style style:name="T2" style:family="text">
      <style:text-properties fo:color="#000000" style:font-name="Helvetica" fo:font-size="12pt" officeooo:rsid="0018071f" style:font-size-asian="12pt"/>
    </style:style>
    <style:style style:name="T3" style:family="text">
      <style:text-properties fo:color="#000000" style:font-name="Helvetica" fo:font-size="12pt" officeooo:rsid="001bfcd1" style:font-size-asian="12pt"/>
    </style:style>
    <style:style style:name="T4" style:family="text">
      <style:text-properties fo:color="#000000" style:font-name="Helvetica" fo:font-size="12pt" officeooo:rsid="00204d4c" style:font-size-asian="12pt"/>
    </style:style>
    <style:style style:name="T5" style:family="text">
      <style:text-properties fo:color="#000000" style:font-name="Helvetica" fo:font-size="12pt" officeooo:rsid="0021ecdc" style:font-size-asian="12pt"/>
    </style:style>
    <style:style style:name="T6" style:family="text">
      <style:text-properties fo:color="#000000" style:font-name="Helvetica" fo:font-size="12pt" officeooo:rsid="006045ff" style:font-size-asian="12pt"/>
    </style:style>
    <style:style style:name="T7" style:family="text">
      <style:text-properties fo:color="#000000" style:font-name="Helvetica" fo:font-size="12pt" officeooo:rsid="006b5628" style:font-size-asian="12pt"/>
    </style:style>
    <style:style style:name="T8" style:family="text">
      <style:text-properties fo:color="#000000" fo:font-size="12pt" style:font-size-asian="12pt"/>
    </style:style>
    <style:style style:name="T9" style:family="text">
      <style:text-properties fo:color="#000000" fo:font-size="12pt" officeooo:rsid="00204d4c" style:font-size-asian="12pt"/>
    </style:style>
    <style:style style:name="T10" style:family="text">
      <style:text-properties fo:color="#000000" fo:font-size="12pt" officeooo:rsid="006b5628" style:font-size-asian="12pt"/>
    </style:style>
    <style:style style:name="T11" style:family="text">
      <style:text-properties fo:color="#000000" fo:font-size="12pt" officeooo:rsid="006045ff" style:font-size-asian="12pt"/>
    </style:style>
    <style:style style:name="T12" style:family="text">
      <style:text-properties fo:color="#000000" fo:font-size="12pt" officeooo:rsid="0021ecdc" style:font-size-asian="12pt"/>
    </style:style>
    <style:style style:name="T13" style:family="text">
      <style:text-properties fo:color="#000000" fo:font-size="12pt" officeooo:rsid="0018071f" style:font-size-asian="12pt"/>
    </style:style>
    <style:style style:name="T14" style:family="text">
      <style:text-properties fo:color="#000000" fo:font-size="12pt" officeooo:rsid="001bfcd1" style:font-size-asian="12pt"/>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officeooo:rsid="0018071f"/>
    </style:style>
    <style:style style:name="T17" style:family="text">
      <style:text-properties officeooo:rsid="001d713e"/>
    </style:style>
    <style:style style:name="T18" style:family="text">
      <style:text-properties officeooo:rsid="00204d4c"/>
    </style:style>
    <style:style style:name="T19" style:family="text">
      <style:text-properties officeooo:rsid="0021ecdc"/>
    </style:style>
    <style:style style:name="T20" style:family="text">
      <style:text-properties officeooo:rsid="0044e8ee"/>
    </style:style>
    <style:style style:name="T21" style:family="text">
      <style:text-properties officeooo:rsid="006045ff"/>
    </style:style>
    <style:style style:name="T22" style:family="text">
      <style:text-properties officeooo:rsid="006b5628"/>
    </style:style>
    <style:style style:name="T23" style:family="text">
      <style:text-properties officeooo:rsid="006e073d"/>
    </style:style>
    <style:style style:name="T24" style:family="text">
      <style:text-properties officeooo:rsid="006e9504"/>
    </style:style>
    <style:style style:name="T25" style:family="text">
      <style:text-properties officeooo:rsid="0071fdd1"/>
    </style:style>
    <style:style style:name="T26" style:family="text">
      <style:text-properties officeooo:rsid="0072024b"/>
    </style:style>
    <style:style style:name="T27" style:family="text">
      <style:text-properties officeooo:rsid="00734149"/>
    </style:style>
    <style:style style:name="T28" style:family="text">
      <style:text-properties officeooo:rsid="007716c7"/>
    </style:style>
    <style:style style:name="T29" style:family="text">
      <style:text-properties officeooo:rsid="00783fd5"/>
    </style:style>
    <style:style style:name="T30" style:family="text">
      <style:text-properties officeooo:rsid="00798fb9"/>
    </style:style>
    <style:style style:name="T31" style:family="text">
      <style:text-properties officeooo:rsid="007a74d5"/>
    </style:style>
    <style:style style:name="T32" style:family="text">
      <style:text-properties officeooo:rsid="007c22e8"/>
    </style:style>
    <style:style style:name="T33" style:family="text">
      <style:text-properties fo:font-size="11pt" fo:font-style="normal" fo:font-weight="normal" style:font-size-asian="11pt" style:font-style-asian="normal" style:font-weight-asian="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21"><text:soft-page-break/>Question 1</text:p>
      <text:p text:style-name="P33"><text:span text:style-name="T9">L</text:span><text:span text:style-name="T8">es contraintes que nous avons trouvées sont les suivantes :</text:span></text:p>
      <text:p text:style-name="P33"><text:span text:style-name="T9">C</text:span><text:span text:style-name="T10">1</text:span><text:span text:style-name="T9"> : </text:span><text:span text:style-name="T8">Dans chaque salle à un moment donné, se déroule </text:span><text:span text:style-name="T11">au plus </text:span><text:span text:style-name="T8">un examen.</text:span></text:p>
      <text:p text:style-name="P33"><text:span text:style-name="T9">C</text:span><text:span text:style-name="T10">2</text:span><text:span text:style-name="T9"> : </text:span><text:span text:style-name="T8">Chaque examen se déroule dans une </text:span><text:span text:style-name="T12">seule </text:span><text:span text:style-name="T8">salle.</text:span></text:p>
      <text:p text:style-name="P33"><text:span text:style-name="T12">C</text:span><text:span text:style-name="T10">3</text:span><text:span text:style-name="T12"> : </text:span><text:span text:style-name="T8">Un examen se déroule exactement une fois.</text:span></text:p>
      <text:p text:style-name="P33"/>
      <text:p text:style-name="P33"><text:span text:style-name="T8">C</text:span><text:span text:style-name="T10">4</text:span><text:span text:style-name="T13"> : </text:span><text:span text:style-name="T8">Chaque salle, à chaque moment, ne peut pas contenir plus d’élèves que sa capacité.</text:span></text:p>
      <text:p text:style-name="P33"/>
      <text:p text:style-name="P33">C<text:span text:style-name="T22">5</text:span> : Chaque professeur à un moment donné, ne peut être qu’à un seul examen.</text:p>
      <text:p text:style-name="P33"><text:span text:style-name="T8">C</text:span><text:span text:style-name="T10">6</text:span><text:span text:style-name="T14"> : </text:span><text:span text:style-name="T8">Chaque étudiant à un moment donné, ne peut être qu’à un seul examen.</text:span></text:p>
      <text:p text:style-name="Heading_20_1">Question 2</text:p>
      <text:p text:style-name="P26"><text:span text:style-name="T21">C1 :</text:span><text:span text:style-name="T21"><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21">t.q.</text:span><text:span text:style-name="T21"><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21">=&gt;</text:span><text:span text:style-name="T21"><draw:frame draw:style-name="fr1" draw:name="Object7" text:anchor-type="as-char" svg:y="-0.377cm" svg:width="1.27cm" svg:height="0.531cm" draw:z-index="15"><draw:object xlink:href="./Object 41" xlink:type="simple" xlink:show="embed" xlink:actuate="onLoad"/><draw:image xlink:href="./ObjectReplacements/Object 41" xlink:type="simple" xlink:show="embed" xlink:actuate="onLoad"/><svg:desc>formula</svg:desc></draw:frame></text:span></text:p>
      <text:p text:style-name="P29">C<text:span text:style-name="T22">2</text:span> :<draw:frame draw:style-name="fr1" draw:name="Object12" text:anchor-type="as-char" svg:y="-0.386cm" svg:width="5.779cm" svg:height="0.542cm" draw:z-index="16"><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7"><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8"><draw:object xlink:href="./Object 44" xlink:type="simple" xlink:show="embed" xlink:actuate="onLoad"/><draw:image xlink:href="./ObjectReplacements/Object 44" xlink:type="simple" xlink:show="embed" xlink:actuate="onLoad"/><svg:desc>formula</svg:desc></draw:frame></text:p>
      <text:p text:style-name="P30">C<text:span text:style-name="T22">3.1</text:span> :<text:span text:style-name="T18"><draw:frame draw:style-name="fr1" draw:name="Object15" text:anchor-type="as-char" svg:y="-0.386cm" svg:width="5.74cm" svg:height="0.542cm" draw:z-index="19"><draw:object xlink:href="./Object 45" xlink:type="simple" xlink:show="embed" xlink:actuate="onLoad"/><draw:image xlink:href="./ObjectReplacements/Object 45" xlink:type="simple" xlink:show="embed" xlink:actuate="onLoad"/><svg:desc>formula</svg:desc></draw:frame></text:span><text:span text:style-name="T18">t.q.</text:span><text:span text:style-name="T18"><draw:frame draw:style-name="fr1" draw:name="Object16" text:anchor-type="as-char" svg:y="-0.386cm" svg:width="5.059cm" svg:height="0.508cm" draw:z-index="20"><draw:object xlink:href="./Object 46" xlink:type="simple" xlink:show="embed" xlink:actuate="onLoad"/><draw:image xlink:href="./ObjectReplacements/Object 46" xlink:type="simple" xlink:show="embed" xlink:actuate="onLoad"/><svg:desc>formula</svg:desc></draw:frame></text:span><text:span text:style-name="T18">=&gt;</text:span><text:span text:style-name="T18"><draw:frame draw:style-name="fr1" draw:name="Object17" text:anchor-type="as-char" svg:y="-0.377cm" svg:width="1.362cm" svg:height="0.469cm" draw:z-index="21"><draw:object xlink:href="./Object 47" xlink:type="simple" xlink:show="embed" xlink:actuate="onLoad"/><draw:image xlink:href="./ObjectReplacements/Object 47" xlink:type="simple" xlink:show="embed" xlink:actuate="onLoad"/><svg:desc>formula</svg:desc></draw:frame></text:span></text:p>
      <text:p text:style-name="P31">C3.2 :<draw:frame draw:style-name="fr1" draw:name="Object39" text:anchor-type="as-char" svg:y="-0.386cm" svg:width="4.874cm" svg:height="0.508cm" draw:z-index="22"><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3"><draw:object xlink:href="./Object 4" xlink:type="simple" xlink:show="embed" xlink:actuate="onLoad"/><draw:image xlink:href="./ObjectReplacements/Object 4" xlink:type="simple" xlink:show="embed" xlink:actuate="onLoad"/></draw:frame></text:p>
      <text:p text:style-name="P32"/>
      <text:p text:style-name="P32"><text:span text:style-name="T16">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33">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9">=&gt; </text:span><text:span text:style-name="T19"><draw:frame draw:style-name="fr1" draw:name="Object18" text:anchor-type="as-char" svg:y="-0.713cm" svg:width="2.575cm" svg:height="1.162cm" draw:z-index="14"><draw:object xlink:href="./Object 18" xlink:type="simple" xlink:show="embed" xlink:actuate="onLoad"/><draw:image xlink:href="./ObjectReplacements/Object 18" xlink:type="simple" xlink:show="embed" xlink:actuate="onLoad"/></draw:frame></text:span></text:p>
      <text:p text:style-name="P27"/>
      <text:p text:style-name="P27"><text:span text:style-name="T22">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17">t.q.</text:span><text:span text:style-name="T17"><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17">=&gt; </text:span><text:span text:style-name="T17"><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28"><text:span text:style-name="T22">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17">t.q.</text:span><text:span text:style-name="T17"><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17">=&gt; </text:span><text:span text:style-name="T17"><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P7">Les contraintes C1, C2 et C3.1 sont en fait des contraintes d'unicité. On veut en fait que chaque examen ne se déroule au plus un fois que ce soit dans le temps ou l'espace. Pour ce faire on va définir la contrainte grâce à une implication. P<text:span text:style-name="T23">artons d'un exemple simple :</text:span></text:p>
      <text:list xml:id="list6407303662985544080" text:style-name="L1">
        <text:list-item>
          <text:p text:style-name="P22">2 Salles</text:p>
        </text:list-item>
        <text:list-item>
          <text:p text:style-name="P22">2 Examens</text:p>
        </text:list-item>
        <text:list-item>
          <text:p text:style-name="P22"><text:span text:style-name="T24">2</text:span> Périodes</text:p>
        </text:list-item>
      </text:list>
      <text:p text:style-name="P8">Qui peut être modéliser à l'aide d'un cube 2x2x2 de proposition. On a :</text:p>
      <text:p text:style-name="P1"><draw:frame draw:style-name="fr1"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1"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P1"><draw:frame draw:style-name="fr1"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P1"><draw:frame draw:style-name="fr1"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P23">il faut, en fait, étendre cela à chaque proposition :</text:p>
      <text:p text:style-name="P2"><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P9"/>
      <text:p text:style-name="P9">La contrainte C3.2 est une contrainte d'existence. On veut que chaque examen soit planifier au moins une fois. Repartons de notre exemple, pour l'examen 0 on a :</text:p>
      <text:p text:style-name="P9"><draw:frame draw:style-name="fr1"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P9">on doit étendre la formule à chaque examen de cette manière :</text:p>
      <text:p text:style-name="P2"><draw:frame draw:style-name="fr1" draw:name="Object23" text:anchor-type="as-char" svg:y="-0.437cm" svg:width="3.022cm" svg:height="0.593cm" draw:z-index="10"><draw:object xlink:href="./Object 23" xlink:type="simple" xlink:show="embed" xlink:actuate="onLoad"/><draw:image xlink:href="./ObjectReplacements/Object 23" xlink:type="simple" xlink:show="embed" xlink:actuate="onLoad"/></draw:frame></text:p>
      <text:p text:style-name="P2"/>
      <text:p text:style-name="P3"><text:soft-page-break/>P<text:span text:style-name="T25">our la contrainte C4 on introduit</text:span> <text:span text:style-name="T25">une fonction v qui renvoie</text:span> le nombre d'étudiant <text:span text:style-name="T25">en fonction d'un</text:span> examen. <text:span text:style-name="T26">Ce qu'on va faire ici c'est interdit l'utilisation des salles trop petites pour un examen en forçant les propositions à être fausse si c'est le cas pour la salle s et l'examen x.</text:span></text:p>
      <text:p text:style-name="P3"><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P6"><text:span text:style-name="T26">Pour la contrainte C5, ce que l'on veut exprimer c'est que </text:span>si <text:span text:style-name="T27">un étudiant à plus de deux examens à passer alors chaque paire x et y d'examens ne peuvent pas être programmés en même temps. Nous partons à nouveau de l'implication que si</text:span> l'examen x a lieu au moment t et en s alors l'examen <text:span text:style-name="T20">y</text:span> n'a pas lieu en t dans n'importe quelle salle. <text:span text:style-name="T27">C'est-à-dire :</text:span></text:p>
      <text:p text:style-name="P10"><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2cm" svg:height="0.593cm" draw:z-index="31"><draw:object xlink:href="./Object 28" xlink:type="simple" xlink:show="embed" xlink:actuate="onLoad"/><draw:image xlink:href="./ObjectReplacements/Object 28" xlink:type="simple" xlink:show="embed" xlink:actuate="onLoad"/></draw:frame> </text:p>
      <text:p text:style-name="P24"><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p>
      <text:p text:style-name="P24"><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P11">on étend la formule à chaque paire d'examen de chaque étudiant :</text:p>
      <text:p text:style-name="P4"><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P4"/>
      <text:p text:style-name="P11">Pour la contrainte C6 on a le même résonnement mais on l'applique aux examens des professeurs :</text:p>
      <text:p text:style-name="P11"><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P12">On introduit le fait qu'un examen peut durer plusieurs périodes d'affilée. Notre première approche a été de se dire, il suffit de dire citer toutes les possibilités, repartons de l'exemple et disons que chaque examen dure 2 périodes, on aurait :</text:p>
      <text:p text:style-name="P13"><draw:frame draw:style-name="fr1"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P12">mais cela nous donne une FND et pas une FNC. Il faudrait soit distribuer, soit introduire de nouvelles propositions mais ces solutions sont complexes à mettre en oeuvre.</text:p>
      <text:p text:style-name="P12">Ce qu'on va faire c'est qu'on va garder <text:span text:style-name="T29">les contrainte C1,C2, C3.1 et C3.2</text:span> mais on va introduire une contrainte supplémentaire qui va forcer qu'un examen de n périodes <text:span text:style-name="T29">doit avoir</text:span> n périodes libres après son commencement. <text:span text:style-name="T28">Repartons de l'exemple, on a :</text:span></text:p>
      <text:p text:style-name="P5"><draw:frame draw:style-name="fr1"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8">&gt; </text:span><text:span text:style-name="T28"><draw:frame draw:style-name="fr1"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P5"><draw:frame draw:style-name="fr1"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P14">on étend à des durées plus longues :</text:p>
      <text:p text:style-name="P14"><draw:frame draw:style-name="fr1"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P14"><draw:frame draw:style-name="fr1"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P16">on étend à tous les examens :</text:p>
      <text:p text:style-name="P16"><draw:frame draw:style-name="fr1"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P16">on prend les périodes de 0 à T-d(x) il faut encore considérer les cas de T-d(x)+1 à T, on va simplement interdire la programmation d'examen dans cet intervalle parce qu'ils sortiraient des borne des périodes fixées :</text:p>
      <text:p text:style-name="P15"><draw:frame draw:style-name="fr1"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P15"/>
      <text:p text:style-name="P16">La contrainte C4 reste la même. Par contre les contraintes C5 et C6 deviennent :</text:p>
      <text:p text:style-name="P16"><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P16"><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Question 6</text:p>
      <text:p text:style-name="P17">Pour résoudre ce problème on va interdire la programmation pendant cet intervalle de temps et avant cet intervalle pour les examens qui pourraient déborder sur cet intervalle :</text:p>
      <text:p text:style-name="P17"><draw:frame draw:style-name="fr1"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17"><text:soft-page-break/><draw:frame draw:style-name="fr1"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18">ce qui équivaut à :</text:p>
      <text:p text:style-name="P18"><draw:frame draw:style-name="fr1" draw:name="Object55" text:anchor-type="as-char" svg:y="-0.48cm" svg:width="5.479cm" svg:height="0.707cm" draw:z-index="46"><draw:object xlink:href="./Object 55" xlink:type="simple" xlink:show="embed" xlink:actuate="onLoad"/><draw:image xlink:href="./ObjectReplacements/Object 55" xlink:type="simple" xlink:show="embed" xlink:actuate="onLoad"/></draw:frame></text:p>
      <text:p text:style-name="Heading_20_1">Question 7</text:p>
      <text:p text:style-name="P15"/>
      <text:p text:style-name="Heading_20_1">Question 8</text:p>
      <text:p text:style-name="P20">Question <text:span text:style-name="T30">9</text:span></text:p>
      <text:p text:style-name="P19">La résolution de ce problème consiste en l'interdiction, pour chaque paire <text:span text:style-name="T32">d'</text:span>examens x et y d'un étudiant, de la programmation de l'examen y juste après l'examen x dans une autre salle que celle <text:span text:style-name="T31">utilisé pour</text:span> x. Cela se traduit par :</text:p>
      <text:p text:style-name="P19"><draw:frame draw:style-name="fr1"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style:font-family-generic="roman"/>
    <style:font-face style:name="Liberation Mono" svg:font-family="'Liberation Mono'" style:font-family-generic="roman"/>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graphic-properties draw:fill-image-width="0cm" draw:fill-image-height="0cm"/>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style:page-number="auto" style:shadow="none"/>
      <style:text-properties style:font-name="Minion Pro" fo:font-family="'Minion Pro'" style:font-style-name="Regular"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4:18:13.531697000</dc:date>
    <meta:editing-duration>P3DT7H34M31S</meta:editing-duration>
    <meta:editing-cycles>15</meta:editing-cycles>
    <meta:generator>LibreOffice/4.4.3.2$MacOSX_X86_64 LibreOffice_project/88805f81e9fe61362df02b9941de8e38a9b5fd16</meta:generator>
    <meta:document-statistic meta:table-count="0" meta:image-count="0" meta:object-count="48" meta:page-count="4" meta:paragraph-count="69" meta:word-count="648" meta:character-count="3522" meta:non-whitespace-character-count="2918"/>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